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2.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0.071cm solid #000000" fo:border-right="none" fo:border-top="0.071cm solid #000000"/>
    </style:style>
    <style:style style:name="ce3" style:family="table-cell" style:parent-style-name="Default" style:data-style-name="N0">
      <style:table-cell-properties fo:border-bottom="none" fo:border-left="0.071cm solid #000000" fo:border-right="none" fo:border-top="none"/>
    </style:style>
    <style:style style:name="ce4" style:family="table-cell" style:parent-style-name="Default" style:data-style-name="N0">
      <style:table-cell-properties fo:border-bottom="0.071cm solid #000000" fo:border-left="0.071cm solid #00000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71cm solid #000000"/>
    </style:style>
    <style:style style:name="ce6" style:family="table-cell" style:parent-style-name="Default" style:data-style-name="N0">
      <style:table-cell-properties fo:border-bottom="0.071cm solid #000000" fo:border-left="none" fo:border-right="none" fo:border-top="none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able-cell-properties fo:border-bottom="0.071cm solid #000000" fo:border-left="none" fo:border-right="none" fo:border-top="none"/>
    </style:style>
    <style:style style:name="ce9" style:family="table-cell" style:parent-style-name="Default" style:data-style-name="N61">
      <style:table-cell-properties fo:background-color="transparent"/>
    </style:style>
    <style:style style:name="ce10" style:family="table-cell" style:parent-style-name="Default" style:data-style-name="N2"/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bottom="none" fo:border-left="none" fo:border-right="0.071cm solid #000000" fo:border-top="0.071cm solid #000000"/>
    </style:style>
    <style:style style:name="ce13" style:family="table-cell" style:parent-style-name="Default" style:data-style-name="N0">
      <style:table-cell-properties fo:border-bottom="none" fo:border-left="none" fo:border-right="0.071cm solid #000000" fo:border-top="none"/>
    </style:style>
    <style:style style:name="ce14" style:family="table-cell" style:parent-style-name="Default" style:data-style-name="N0">
      <style:table-cell-properties fo:border-bottom="0.071cm solid #000000" fo:border-left="none" fo:border-right="0.071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style-name="ce5" office:value-type="string">
            <text:p>getempert </text:p>
          </table:table-cell>
          <table:table-cell table:style-name="ce5" table:number-columns-repeated="3"/>
          <table:table-cell table:style-name="ce5" office:value-type="string">
            <text:p>Ungetempert</text:p>
          </table:table-cell>
          <table:table-cell table:style-name="ce5"/>
          <table:table-cell table:style-name="ce12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office:value-type="string">
            <text:p>Zahl </text:p>
          </table:table-cell>
          <table:table-cell office:value-type="string">
            <text:p>Fläche m^2</text:p>
          </table:table-cell>
          <table:table-cell office:value-type="string">
            <text:p>Dichte</text:p>
          </table:table-cell>
          <table:table-cell/>
          <table:table-cell office:value-type="string">
            <text:p>Zahl</text:p>
          </table:table-cell>
          <table:table-cell office:value-type="string">
            <text:p>Fläche</text:p>
          </table:table-cell>
          <table:table-cell table:style-name="ce13" office:value-type="string">
            <text:p>Dichte</text:p>
          </table:table-cell>
          <table:table-cell table:number-columns-repeated="1013"/>
        </table:table-row>
        <table:table-row table:style-name="ro1">
          <table:table-cell/>
          <table:table-cell table:formula="of:=[.G15]-[.G8]" office:value-type="float" office:value="-0.000000630680316609775">
            <text:p>-6,30680316609775E-00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839908.67" office:value-type="float" office:value="839908.67">
            <text:p>839908,67</text:p>
          </table:table-cell>
          <table:table-cell table:formula="of:=[.E8]/[.F8]" office:value-type="float" office:value="0.0000464336199791818">
            <text:p>4,64336199791818E-005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8894.73">
            <text:p>18894,73</text:p>
          </table:table-cell>
          <table:table-cell table:style-name="ce13" table:formula="of:=[.I8]/[.J8]" office:value-type="float" office:value="0.0182061347264555">
            <text:p>0,0182061347</text:p>
          </table:table-cell>
          <table:table-cell/>
          <table:table-cell table:formula="of:=[.K15]-[.K8]" office:value-type="float" office:value="-0.00551207436455682">
            <text:p>-0,0055120744</text:p>
          </table:table-cell>
          <table:table-cell table:number-columns-repeated="1011"/>
        </table:table-row>
        <table:table-row table:style-name="ro1">
          <table:table-cell/>
          <table:table-cell table:formula="of:=[.G15]-[.G11]" office:value-type="float" office:value="0.0000230623866590775">
            <text:p>2,30623866590775E-005</text:p>
          </table:table-cell>
          <table:table-cell/>
          <table:table-cell table:style-name="ce3" office:value-type="string">
            <text:p>Fehler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3"/>
          <table:table-cell/>
          <table:table-cell table:formula="of:=[.K15]-[.K10]" office:value-type="float" office:value="0.0092947253725436">
            <text:p>0,0092947254</text:p>
          </table:table-cell>
          <table:table-cell table:number-columns-repeated="1011"/>
        </table:table-row>
        <table:table-row table:style-name="ro1">
          <table:table-cell/>
          <table:table-cell table:formula="of:=[.G15]-[.G13]" office:value-type="float" office:value="-0.0000224317063424678">
            <text:p>-2,24317063424678E-005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7942.73">
            <text:p>7942,73</text:p>
          </table:table-cell>
          <table:table-cell table:style-name="ce13" table:formula="of:=[.I10]/[.J10]" office:value-type="float" office:value="0.00339933498935505">
            <text:p>0,003399335</text:p>
          </table:table-cell>
          <table:table-cell/>
          <table:table-cell table:formula="of:=[.K15]-[.K12]" office:value-type="float" office:value="-0.00378265100798678">
            <text:p>-0,0037826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 office:value-type="string">
            <text:p>Fehler</text:p>
          </table:table-cell>
          <table:table-cell office:value-type="float" office:value="25">
            <text:p>25</text:p>
          </table:table-cell>
          <table:table-cell office:value-type="float" office:value="1099357.61">
            <text:p>1099357,61</text:p>
          </table:table-cell>
          <table:table-cell table:formula="of:=[.E11]/[.F11]" office:value-type="float" office:value="0.0000227405530034945">
            <text:p>2,27405530034945E-005</text:p>
          </table:table-cell>
          <table:table-cell/>
          <table:table-cell table:style-name="ce11" office:value-type="float" office:value="5">
            <text:p>5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1" office:value-type="float" office:value="103">
            <text:p>103</text:p>
          </table:table-cell>
          <table:table-cell table:formula="of:=[.U16]*[.U20]" office:value-type="float" office:value="6251.24745392176">
            <text:p>6251,2474539218</text:p>
          </table:table-cell>
          <table:table-cell table:style-name="ce13" table:formula="of:=[.I12]/[.J12]" office:value-type="float" office:value="0.0164767113698854">
            <text:p>0,0164767114</text:p>
          </table:table-cell>
          <table:table-cell table:number-columns-repeated="9"/>
          <table:table-cell office:value-type="string">
            <text:p>50 mu meter</text:p>
          </table:table-cell>
          <table:table-cell table:number-columns-repeated="1003"/>
        </table:table-row>
        <table:table-row table:style-name="ro1">
          <table:table-cell/>
          <table:table-cell table:formula="of:=SUMSQ([.B10];[.B9];[.B8])" office:value-type="float" office:value="0.00000000103545288550927">
            <text:p>0,000000001</text:p>
          </table:table-cell>
          <table:table-cell/>
          <table:table-cell table:style-name="ce3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54314.66">
            <text:p>454314,66</text:p>
          </table:table-cell>
          <table:table-cell table:formula="of:=[.E13]/[.F13]" office:value-type="float" office:value="0.0000682346460050398">
            <text:p>6,82346460050398E-005</text:p>
          </table:table-cell>
          <table:table-cell/>
          <table:table-cell table:style-name="ce11" office:value-type="float" office:value="15">
            <text:p>15</text:p>
          </table:table-cell>
          <table:table-cell/>
          <table:table-cell table:style-name="ce13"/>
          <table:table-cell/>
          <table:table-cell table:formula="of:=SUMSQ([.M8:.M10])" office:value-type="float" office:value="0.000131083332199634">
            <text:p>0,0001310833</text:p>
          </table:table-cell>
          <table:table-cell table:number-columns-repeated="7"/>
          <table:table-cell office:value-type="float" office:value="346.38">
            <text:p>346,38</text:p>
          </table:table-cell>
          <table:table-cell table:formula="of:=[.U13]-[.U14]" office:value-type="float" office:value="61.87">
            <text:p>61,87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office:value-type="string">
            <text:p>Fehler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3"/>
          <table:table-cell table:number-columns-repeated="9"/>
          <table:table-cell office:value-type="float" office:value="284.51">
            <text:p>284,51</text:p>
          </table:table-cell>
          <table:table-cell/>
          <table:table-cell table:formula="of:=50/61.87" office:value-type="float" office:value="0.808146112817197">
            <text:p>0,8081461128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3" office:value-type="string">
            <text:p>Mittelwert</text:p>
          </table:table-cell>
          <table:table-cell table:number-columns-repeated="2"/>
          <table:table-cell table:formula="of:=AVERAGE([.G8];[.G11];[.G13])" office:value-type="float" office:value="0.000045802939662572">
            <text:p>4,5802939662572E-005</text:p>
          </table:table-cell>
          <table:table-cell table:number-columns-repeated="3"/>
          <table:table-cell table:style-name="ce13" table:formula="of:=AVERAGE([.K12];[.K10];[.K8])" office:value-type="float" office:value="0.0126940603618986">
            <text:p>0,0126940604</text:p>
          </table:table-cell>
          <table:table-cell table:number-columns-repeated="7"/>
          <table:table-cell office:value-type="string">
            <text:p>a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>
            <text:p>Fehler</text:p>
          </table:table-cell>
          <table:table-cell table:style-name="ce6" table:number-columns-repeated="2"/>
          <table:table-cell table:style-name="ce6" table:formula="of:=SQRT(1/2*[.B13])" office:value-type="float" office:value="0.0000227536028521778">
            <text:p>2,27536028521778E-005</text:p>
          </table:table-cell>
          <table:table-cell table:style-name="ce6" table:number-columns-repeated="3"/>
          <table:table-cell table:style-name="ce14" table:formula="of:=SQRT(1/2 * [.M13])" office:value-type="float" office:value="0.0080957807591249">
            <text:p>0,0080957808</text:p>
          </table:table-cell>
          <table:table-cell table:number-columns-repeated="7"/>
          <table:table-cell office:value-type="float" office:value="103.17">
            <text:p>103,17</text:p>
          </table:table-cell>
          <table:table-cell table:formula="of:=[.S17]-[.S16]" office:value-type="float" office:value="89.53">
            <text:p>89,53</text:p>
          </table:table-cell>
          <table:table-cell table:formula="of:=[.T16]*[.W14]" office:value-type="float" office:value="72.3533214805237">
            <text:p>72,3533214805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192.7">
            <text:p>192,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b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float" office:value="87.13">
            <text:p>87,13</text:p>
          </table:table-cell>
          <table:table-cell table:formula="of:=[.S21]-[.S20]" office:value-type="float" office:value="106.91">
            <text:p>106,91</text:p>
          </table:table-cell>
          <table:table-cell table:formula="of:=[.T20]*[.W14]" office:value-type="float" office:value="86.3989009212866">
            <text:p>86,3989009213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194.04">
            <text:p>194,04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QRT(2)" office:value-type="float" office:value="1.4142135623731">
            <text:p>1,414213562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Korngrenzen</text:p>
          </table:table-cell>
          <table:table-cell table:style-name="ce5" table:number-columns-repeated="4"/>
          <table:table-cell table:style-name="ce12"/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teta [rad]</text:p>
          </table:table-cell>
          <table:table-cell table:style-name="ce13" office:value-type="string">
            <text:p>teta [grad]</text:p>
          </table:table-cell>
          <table:table-cell table:style-name="ce11" office:value-type="string">
            <text:p>Fehler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1">
            <text:p>1</text:p>
          </table:table-cell>
          <table:table-cell table:formula="of:=0.000000000402" office:value-type="float" office:value="0.000000000402">
            <text:p>4,02E-010</text:p>
          </table:table-cell>
          <table:table-cell table:formula="of:=0.0001285" office:value-type="float" office:value="0.0001285">
            <text:p>0,0001285</text:p>
          </table:table-cell>
          <table:table-cell office:value-type="float" office:value="9">
            <text:p>9</text:p>
          </table:table-cell>
          <table:table-cell table:formula="of:=ATAN([.$E$27]*[.G27]/([.F27]*[.$I$24]))" office:value-type="float" office:value="0.0000199090454007386">
            <text:p>0,000019909</text:p>
          </table:table-cell>
          <table:table-cell table:style-name="ce13" table:formula="of:=[.H27]*180/PI()" office:value-type="float" office:value="0.00114070427559667">
            <text:p>0,0011407043</text:p>
          </table:table-cell>
          <table:table-cell table:style-name="ce7" table:formula="of:=[.G27]*[.$E$27]/([.$I$24]*[.F27]^2)*[.$F$31]" office:value-type="float" office:value="0.000000154934205473689">
            <text:p>1,55E-0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/>
          <table:table-cell table:style-name="ce7" office:value-type="float" office:value="0.00001643">
            <text:p>1,64E-05</text:p>
          </table:table-cell>
          <table:table-cell office:value-type="float" office:value="1">
            <text:p>1</text:p>
          </table:table-cell>
          <table:table-cell table:formula="of:=ATAN([.$E$27]*[.G28]/([.F28]*[.$I$24]))" office:value-type="float" office:value="0.0000173010910534772">
            <text:p>1,73010910534772E-005</text:p>
          </table:table-cell>
          <table:table-cell table:style-name="ce13" table:formula="of:=[.H28]*180/PI()" office:value-type="float" office:value="0.00099127949833579">
            <text:p>0,0009912795</text:p>
          </table:table-cell>
          <table:table-cell table:style-name="ce7" table:formula="of:=[.G28]*[.$E$27]/([.$I$24]*[.F28]^2)*[.$F$31]" office:value-type="float" office:value="0.00000105301832350599">
            <text:p>1,05E-0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/>
          <table:table-cell table:style-name="ce7" office:value-type="float" office:value="0.00001659">
            <text:p>1,66E-05</text:p>
          </table:table-cell>
          <table:table-cell office:value-type="float" office:value="2">
            <text:p>2</text:p>
          </table:table-cell>
          <table:table-cell table:formula="of:=ATAN([.$E$27]*[.G29]/([.F29]*[.$I$24]))" office:value-type="float" office:value="0.0000342684660549393">
            <text:p>3,42684660549393E-005</text:p>
          </table:table-cell>
          <table:table-cell table:style-name="ce13" table:formula="of:=[.H29]*180/PI()" office:value-type="float" office:value="0.00196343847533535">
            <text:p>0,0019634385</text:p>
          </table:table-cell>
          <table:table-cell table:style-name="ce7" table:formula="of:=[.G29]*[.$E$27]/([.$I$24]*[.F29]^2)*[.$F$31]" office:value-type="float" office:value="0.00000206560976903879">
            <text:p>2,07E-0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 table:style-name="ce6"/>
          <table:table-cell table:style-name="ce8" office:value-type="float" office:value="0.00001314">
            <text:p>1,31E-05</text:p>
          </table:table-cell>
          <table:table-cell table:style-name="ce6" office:value-type="float" office:value="1">
            <text:p>1</text:p>
          </table:table-cell>
          <table:table-cell table:style-name="ce6" table:formula="of:=ATAN([.$E$27]*[.G30]/([.F30]*[.$I$24]))" office:value-type="float" office:value="0.0000216329471836111">
            <text:p>2,16329471836111E-005</text:p>
          </table:table-cell>
          <table:table-cell table:style-name="ce14" table:formula="of:=[.H30]*180/PI()" office:value-type="float" office:value="0.00123947657205034">
            <text:p>0,0012394766</text:p>
          </table:table-cell>
          <table:table-cell table:style-name="ce7" table:formula="of:=[.G30]*[.$E$27]/([.$I$24]*[.F30]^2)*[.$F$31]" office:value-type="float" office:value="0.0000016463430127082">
            <text:p>1,65E-0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delta d</text:p>
          </table:table-cell>
          <table:table-cell table:style-name="ce9" office:value-type="float" office:value="0.000001">
            <text:p>1,00E-0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/>
          <table:table-cell office:value-type="string">
            <text:p>delta d</text:p>
          </table:table-cell>
          <table:table-cell office:value-type="string">
            <text:p>delta 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v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geschw</text:p>
          </table:table-cell>
          <table:table-cell office:value-type="string">
            <text:p>delta geschw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37.69">
            <text:p>837,69</text:p>
          </table:table-cell>
          <table:table-cell office:value-type="float" office:value="840.55">
            <text:p>840,55</text:p>
          </table:table-cell>
          <table:table-cell table:formula="of:=[.E38]-[.D38]" office:value-type="float" office:value="2.8599999999999">
            <text:p>2,86</text:p>
          </table:table-cell>
          <table:table-cell table:style-name="ce10" table:formula="of:=[.F38]/[.$H$36]" office:value-type="float" office:value="0.9533333333333">
            <text:p>0,95</text:p>
          </table:table-cell>
          <table:table-cell table:style-name="ce10" table:formula="of:=SQRT(([.F38]/[.$H$36]^2*[.$K$37])^2+([.$J$37]/[.$H$36])^2)" office:value-type="float" office:value="3.33427991189465">
            <text:p>3,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23.71">
            <text:p>723,71</text:p>
          </table:table-cell>
          <table:table-cell office:value-type="float" office:value="724.42">
            <text:p>724,42</text:p>
          </table:table-cell>
          <table:table-cell table:formula="of:=[.E39]-[.D39]" office:value-type="float" office:value="0.709999999999923">
            <text:p>0,71</text:p>
          </table:table-cell>
          <table:table-cell table:style-name="ce10" table:formula="of:=[.F39]/[.$H$36]" office:value-type="float" office:value="0.236666666666641">
            <text:p>0,24</text:p>
          </table:table-cell>
          <table:table-cell table:style-name="ce10" table:formula="of:=SQRT(([.F39]/[.$H$36]^2*[.$K$37])^2+([.$J$37]/[.$H$36])^2)" office:value-type="float" office:value="3.33339167773013">
            <text:p>3,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68.51">
            <text:p>868,51</text:p>
          </table:table-cell>
          <table:table-cell office:value-type="float" office:value="1158.42">
            <text:p>1158,42</text:p>
          </table:table-cell>
          <table:table-cell table:formula="of:=[.E40]-[.D40]" office:value-type="float" office:value="289.91">
            <text:p>289,91</text:p>
          </table:table-cell>
          <table:table-cell table:style-name="ce10" table:formula="of:=[.F40]/[.$H$36]" office:value-type="float" office:value="96.6366666666667">
            <text:p>96,64</text:p>
          </table:table-cell>
          <table:table-cell table:style-name="ce10" table:formula="of:=SQRT(([.F40]/[.$H$36]^2*[.$K$37])^2+([.$J$37]/[.$H$36])^2)" office:value-type="float" office:value="8.71566491393372">
            <text:p>8,7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4.62">
            <text:p>1004,62</text:p>
          </table:table-cell>
          <table:table-cell office:value-type="float" office:value="1181.36">
            <text:p>1181,36</text:p>
          </table:table-cell>
          <table:table-cell table:formula="of:=[.E41]-[.D41]" office:value-type="float" office:value="176.74">
            <text:p>176,74</text:p>
          </table:table-cell>
          <table:table-cell table:style-name="ce10" table:formula="of:=[.F41]/[.$H$36]" office:value-type="float" office:value="58.9133333333333">
            <text:p>58,91</text:p>
          </table:table-cell>
          <table:table-cell table:style-name="ce10" table:formula="of:=SQRT(([.F41]/[.$H$36]^2*[.$K$37])^2+([.$J$37]/[.$H$36])^2)" office:value-type="float" office:value="5.93411795165865">
            <text:p>5,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33.43">
            <text:p>533,43</text:p>
          </table:table-cell>
          <table:table-cell office:value-type="float" office:value="633.13">
            <text:p>633,13</text:p>
          </table:table-cell>
          <table:table-cell table:formula="of:=[.E42]-[.D42]" office:value-type="float" office:value="99.7">
            <text:p>99,7</text:p>
          </table:table-cell>
          <table:table-cell table:style-name="ce10" table:formula="of:=[.F42]/[.$H$36]" office:value-type="float" office:value="33.2333333333333">
            <text:p>33,23</text:p>
          </table:table-cell>
          <table:table-cell table:style-name="ce10" table:formula="of:=SQRT(([.F42]/[.$H$36]^2*[.$K$37])^2+([.$J$37]/[.$H$36])^2)" office:value-type="float" office:value="4.33369745621165">
            <text:p>4,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09.38">
            <text:p>709,38</text:p>
          </table:table-cell>
          <table:table-cell office:value-type="float" office:value="699.23">
            <text:p>699,23</text:p>
          </table:table-cell>
          <table:table-cell table:formula="of:=[.E43]-[.D43]" office:value-type="float" office:value="-10.15">
            <text:p>-10,15</text:p>
          </table:table-cell>
          <table:table-cell table:style-name="ce10" table:formula="of:=[.F43]/[.$H$36]" office:value-type="float" office:value="-3.38333333333333">
            <text:p>-3,38</text:p>
          </table:table-cell>
          <table:table-cell table:style-name="ce10" table:formula="of:=SQRT(([.F43]/[.$H$36]^2*[.$K$37])^2+([.$J$37]/[.$H$36])^2)" office:value-type="float" office:value="3.34523598283652">
            <text:p>3,3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11.94">
            <text:p>611,94</text:p>
          </table:table-cell>
          <table:table-cell office:value-type="float" office:value="607.59">
            <text:p>607,59</text:p>
          </table:table-cell>
          <table:table-cell table:formula="of:=[.E44]-[.D44]" office:value-type="float" office:value="-4.35000000000002">
            <text:p>-4,35</text:p>
          </table:table-cell>
          <table:table-cell table:style-name="ce10" table:formula="of:=[.F44]/[.$H$36]" office:value-type="float" office:value="-1.45000000000001">
            <text:p>-1,45</text:p>
          </table:table-cell>
          <table:table-cell table:style-name="ce10" table:formula="of:=SQRT(([.F44]/[.$H$36]^2*[.$K$37])^2+([.$J$37]/[.$H$36])^2)" office:value-type="float" office:value="3.3355227184889">
            <text:p>3,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56.96">
            <text:p>656,96</text:p>
          </table:table-cell>
          <table:table-cell office:value-type="float" office:value="713.56">
            <text:p>713,56</text:p>
          </table:table-cell>
          <table:table-cell table:formula="of:=[.E45]-[.D45]" office:value-type="float" office:value="56.5999999999999">
            <text:p>56,6</text:p>
          </table:table-cell>
          <table:table-cell table:style-name="ce10" table:formula="of:=[.F45]/[.$H$36]" office:value-type="float" office:value="18.8666666666666">
            <text:p>18,87</text:p>
          </table:table-cell>
          <table:table-cell table:style-name="ce10" table:formula="of:=SQRT(([.F45]/[.$H$36]^2*[.$K$37])^2+([.$J$37]/[.$H$36])^2)" office:value-type="float" office:value="3.68551133862867">
            <text:p>3,69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G</text:p>
          </table:table-cell>
          <table:table-cell office:value-type="string">
            <text:p>Masse erde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float" office:value="0.000000000066743">
            <text:p>6,67E-11</text:p>
          </table:table-cell>
          <table:table-cell table:style-name="ce7" office:value-type="float" office:value="5.972E+024">
            <text:p>5,97E+2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Fläche [mu meter^2]</text:p>
          </table:table-cell>
          <table:table-cell office:value-type="string">
            <text:p>Gewicht[kg]</text:p>
          </table:table-cell>
          <table:table-cell office:value-type="string">
            <text:p>Fg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618962.9">
            <text:p>3618962,9</text:p>
          </table:table-cell>
          <table:table-cell table:formula="of:=1+0.948+0.768" office:value-type="float" office:value="2.716">
            <text:p>2,716</text:p>
          </table:table-cell>
          <table:table-cell table:formula="of:=9.81*[.F54]" office:value-type="float" office:value="26.64396">
            <text:p>26,64396</text:p>
          </table:table-cell>
          <table:table-cell table:formula="of:=[.G54]/[.E55]*1/10000" office:value-type="float" office:value="736.23191881851">
            <text:p>736,231918818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formula="of:=[.E54]*0.000000000001" office:value-type="float" office:value="0.0000036189629">
            <text:p>0,000003619</text:p>
          </table:table-cell>
          <table:table-cell table:number-columns-repeated="4"/>
          <table:table-cell office:value-type="string">
            <text:p>Fehl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SQRT((0.1/[.E55])^2+([.G54]*0.000001^2/[.E55]^2)^2)" office:value-type="float" office:value="27632.2258708479">
            <text:p>27632,2258708479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12.08.2021</text:date>, <text:time>16:4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imon Danowski</meta:initial-creator>
    <dc:creator>Erik </dc:creator>
    <meta:creation-date>2021-07-04T09:52:12Z</meta:creation-date>
    <dc:date>2021-08-12T16:44:35.03</dc:date>
    <meta:editing-duration>PT13M24S</meta:editing-duration>
    <meta:editing-cycles>2</meta:editing-cycles>
    <meta:document-statistic meta:table-count="1" meta:cell-count="169" meta:object-count="0"/>
  </office:meta>
</office:document-meta>
</file>